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927*"/>
    </style:style>
    <style:style style:name="Table1.B" style:family="table-column">
      <style:table-column-properties style:column-width="3.401cm" style:rel-column-width="19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606*"/>
    </style:style>
    <style:style style:name="Table3.C" style:family="table-column">
      <style:table-column-properties style:column-width="2.835cm" style:rel-column-width="16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4" style:family="table">
      <style:table-properties style:width="4.789cm" fo:margin-left="2.524cm" table:align="left"/>
    </style:style>
    <style:style style:name="Table4.A" style:family="table-column">
      <style:table-column-properties style:column-width="4.78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5cm"/>
    </style:style>
    <style:style style:name="Table6.B" style:family="table-column">
      <style:table-column-properties style:column-width="8.51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9638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41421" officeooo:paragraph-rsid="00041421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officeooo:rsid="00041421" officeooo:paragraph-rsid="0007d711" fo:background-color="#ffff0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none" officeooo:rsid="000e07c0" officeooo:paragraph-rsid="000e07c0" fo:background-color="#ffff0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officeooo:rsid="000e07c0" officeooo:paragraph-rsid="000d8ff8" fo:background-color="#ffff00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officeooo:rsid="00041421" officeooo:paragraph-rsid="00041421" fo:background-color="#ffff0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officeooo:rsid="0009195c" officeooo:paragraph-rsid="0009195c" fo:background-color="#ffff00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041421" officeooo:paragraph-rsid="0007d711" fo:background-color="#ffff0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d711" officeooo:paragraph-rsid="0007d711" fo:background-color="#ffff0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e07c0" officeooo:paragraph-rsid="000e07c0" fo:background-color="transparent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e07c0" officeooo:paragraph-rsid="000e07c0" fo:background-color="transparent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18c1e" officeooo:paragraph-rsid="00118c1e" fo:background-color="transparent" style:font-size-asian="14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8c1e" officeooo:paragraph-rsid="00118c1e" fo:background-color="transparent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33b96" officeooo:paragraph-rsid="00133b96" fo:background-color="transparent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497a5" officeooo:paragraph-rsid="001497a5" fo:background-color="transparent" style:font-size-asian="14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97a5" officeooo:paragraph-rsid="001497a5" fo:background-color="transparent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style:text-underline-style="none" officeooo:rsid="000431e6" officeooo:paragraph-rsid="000431e6" fo:background-color="transparent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041421" officeooo:paragraph-rsid="0007d711" fo:background-color="#ffff0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officeooo:rsid="000431e6" officeooo:paragraph-rsid="000431e6" fo:background-color="transparen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41421" officeooo:paragraph-rsid="0007d711" fo:background-color="#ffff0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431e6" officeooo:paragraph-rsid="000431e6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41421" officeooo:paragraph-rsid="00041421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6pt" fo:font-weight="bold" officeooo:rsid="0007d711" officeooo:paragraph-rsid="0007d711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6pt" fo:font-weight="bold" officeooo:rsid="0009195c" officeooo:paragraph-rsid="0009195c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6pt" fo:font-weight="bold" officeooo:rsid="000e07c0" officeooo:paragraph-rsid="0010947f" style:font-size-asian="14pt" style:font-weight-asian="bold" style:font-size-complex="1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6pt" fo:font-weight="bold" officeooo:rsid="0010947f" officeooo:paragraph-rsid="0010947f" style:font-size-asian="14pt" style:font-weight-asian="bold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6pt" fo:font-weight="bold" officeooo:rsid="00118c1e" officeooo:paragraph-rsid="00118c1e" style:font-size-asian="14pt" style:font-weight-asian="bold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6pt" fo:font-weight="bold" officeooo:rsid="00119e8c" officeooo:paragraph-rsid="00119e8c" style:font-size-asian="14pt" style:font-weight-asian="bold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6pt" fo:font-weight="normal" officeooo:rsid="000e07c0" officeooo:paragraph-rsid="0010947f" style:font-size-asian="14pt" style:font-weight-asian="normal" style:font-size-complex="16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16pt" fo:font-weight="normal" officeooo:rsid="0010947f" officeooo:paragraph-rsid="0010947f" style:font-size-asian="14pt" style:font-weight-asian="normal" style:font-size-complex="16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6pt" fo:font-weight="normal" officeooo:rsid="0010947f" officeooo:paragraph-rsid="00118c1e" style:font-size-asian="14pt" style:font-weight-asian="normal" style:font-size-complex="16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6pt" fo:font-weight="normal" officeooo:rsid="0010947f" officeooo:paragraph-rsid="00133b96" style:font-size-asian="14pt" style:font-weight-asian="normal" style:font-size-complex="1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16pt" fo:font-weight="normal" officeooo:rsid="00118c1e" officeooo:paragraph-rsid="00118c1e" style:font-size-asian="14pt" style:font-weight-asian="normal" style:font-size-complex="1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16pt" fo:font-weight="normal" officeooo:rsid="0010947f" officeooo:paragraph-rsid="00133b96" fo:background-color="#ffff00" style:font-size-asian="14pt" style:font-weight-asian="normal" style:font-size-complex="16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20pt" fo:font-weight="bold" officeooo:rsid="000bfc04" officeooo:paragraph-rsid="000bfc04" style:font-size-asian="20pt" style:font-weight-asian="bold" style:font-size-complex="2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size="20pt" officeooo:rsid="000bfc04" officeooo:paragraph-rsid="000bfc04" fo:background-color="#ff3838" style:font-size-asian="20pt" style:font-size-complex="20pt"/>
    </style:style>
    <style:style style:name="P38" style:family="paragraph">
      <style:text-properties style:font-name="F" fo:font-size="12pt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-color="#000000"/>
    </style:style>
    <style:style style:name="P41" style:family="paragraph">
      <loext:graphic-properties draw:fill-color="#000000"/>
      <style:paragraph-properties fo:text-align="cente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background-color="transparent" loext:char-shading-value="0"/>
    </style:style>
    <style:style style:name="T4" style:family="text">
      <style:text-properties style:text-line-through-style="none" style:text-line-through-type="none" officeooo:rsid="0007d711" fo:background-color="transparent" loext:char-shading-value="0"/>
    </style:style>
    <style:style style:name="T5" style:family="text">
      <style:text-properties style:text-line-through-style="none" style:text-line-through-type="none" fo:font-size="16pt" officeooo:rsid="0007d711" fo:background-color="transparent" loext:char-shading-value="0" style:font-size-asian="16pt" style:font-size-complex="16pt"/>
    </style:style>
    <style:style style:name="T6" style:family="text">
      <style:text-properties style:text-line-through-style="none" style:text-line-through-type="none" fo:font-weight="bold" style:font-weight-asian="bold" style:font-weight-complex="bold"/>
    </style:style>
    <style:style style:name="T7" style:family="text">
      <style:text-properties style:text-line-through-style="none" style:text-line-through-type="none" style:text-underline-style="none"/>
    </style:style>
    <style:style style:name="T8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9" style:family="text">
      <style:text-properties officeooo:rsid="0009195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8c1e" fo:background-color="#ffff00" loext:char-shading-value="0" style:font-weight-asian="bold" style:font-weight-complex="bold"/>
    </style:style>
    <style:style style:name="T12" style:family="text">
      <style:text-properties fo:font-weight="bold" officeooo:rsid="00118c1e" fo:background-color="transparent" loext:char-shading-value="0" style:font-weight-asian="bold" style:font-weight-complex="bold"/>
    </style:style>
    <style:style style:name="T13" style:family="text">
      <style:text-properties fo:font-weight="bold" officeooo:rsid="00119e8c" fo:background-color="transparent" loext:char-shading-value="0" style:font-weight-asian="bold" style:font-weight-complex="bold"/>
    </style:style>
    <style:style style:name="T14" style:family="text">
      <style:text-properties officeooo:rsid="000eb76e"/>
    </style:style>
    <style:style style:name="T15" style:family="text">
      <style:text-properties officeooo:rsid="00118c1e"/>
    </style:style>
    <style:style style:name="T16" style:family="text">
      <style:text-properties officeooo:rsid="00118c1e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118c1e"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133b96" fo:background-color="#ffff00" loext:char-shading-value="0"/>
    </style:style>
    <style:style style:name="T21" style:family="text">
      <style:text-properties officeooo:rsid="00133b96" fo:background-color="#ffff00" loext:char-shading-value="0"/>
    </style:style>
    <style:style style:name="T22" style:family="text">
      <style:text-properties officeooo:rsid="00119e8c"/>
    </style:style>
    <style:style style:name="T23" style:family="text">
      <style:text-properties officeooo:rsid="00119e8c"/>
    </style:style>
    <style:style style:name="T24" style:family="text">
      <style:text-properties officeooo:rsid="00118c1e" fo:background-color="#ff8000" loext:char-shading-value="0"/>
    </style:style>
    <style:style style:name="T25" style:family="text">
      <style:text-properties officeooo:rsid="00119e8c" fo:background-color="#ff8000" loext:char-shading-value="0"/>
    </style:style>
    <style:style style:name="T26" style:family="text">
      <style:text-properties officeooo:rsid="00133b96" fo:background-color="#ff8000" loext:char-shading-value="0"/>
    </style:style>
    <style:style style:name="T27" style:family="text">
      <style:text-properties officeooo:rsid="00118c1e"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33b96" fo:background-color="transparent" loext:char-shading-value="0"/>
    </style:style>
    <style:style style:name="T30" style:family="text">
      <style:text-properties officeooo:rsid="00133b96"/>
    </style:style>
    <style:style style:name="T31" style:family="text">
      <style:text-properties officeooo:rsid="00133b96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svg:stroke-color="#000000" draw:fill="none" draw:fill-color="#ffffff" fo:min-height="3.8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0.247cm" fo:min-width="0.3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Javascript: Módulo B - Aula 07</text:p>
      <text:p text:style-name="P5">{Operadores Pt.01}</text:p>
      <text:p text:style-name="P21"/>
      <text:p text:style-name="P20">Perguntas:</text:p>
      <text:p text:style-name="P18"><text:span text:style-name="T10"/></text:p>
      <text:p text:style-name="P18"><text:span text:style-name="T10">Q01: </text:span>Como é possível guardar o valor digitado em um prompt( ) dentro de uma variável?</text:p>
      <text:p text:style-name="P18"><text:span text:style-name="T10"><text:tab/>R: </text:span>var <text:span text:style-name="T1">numero</text:span><text:span text:style-name="T2"> = window.prompt( </text:span><text:span text:style-name="T1">digite um numero…</text:span><text:span text:style-name="T2"> )</text:span></text:p>
      <text:p text:style-name="P18"><text:span text:style-name="T6">Q02:</text:span><text:span text:style-name="T2"> Como fazer com que um número digitado em um prompt( ) possa ser usado em cálculos?</text:span></text:p>
      <text:p text:style-name="P18"><text:span text:style-name="T6"><text:tab/>R: </text:span><text:span text:style-name="T2">Ao digitar uma resposta em um prompt( ), ela é automaticamente interpretada pelo <text:tab/>computador como uma String. <text:s/>Deve nomear o prompt number, logo:</text:span></text:p>
      <text:p text:style-name="P18"><text:span text:style-name="T2"><text:tab/>var </text:span><text:span text:style-name="T1">n1</text:span><text:span text:style-name="T2"> = Number(window.prompt( </text:span><text:span text:style-name="T1">‘digite um número...’ </text:span><text:span text:style-name="T2">))</text:span></text:p>
      <text:p text:style-name="P18"><text:span text:style-name="T6"><text:tab/>Obs… </text:span><text:span text:style-name="T2">Number está iniciando com letra maiúscula. Isso se deve ao fato do Javascript ser <text:tab/>“Case Sensitive.” <text:s/></text:span></text:p>
      <text:p text:style-name="P18"><text:span text:style-name="T6">Q03:</text:span><text:span text:style-name="T2"> Como transformar um texto todo em letra maiúscula?</text:span></text:p>
      <text:p text:style-name="P18"><text:span text:style-name="T6"><text:tab/>R:</text:span><text:span text:style-name="T2"> texto.toUpperCase( )</text:span></text:p>
      <text:p text:style-name="P18"><text:span text:style-name="T6">Q04:</text:span><text:span text:style-name="T2"> Como mostrar um número formatado como valor monetário?</text:span></text:p>
      <text:p text:style-name="P18"><text:span text:style-name="T6"><text:tab/>R:</text:span><text:span text:style-name="T2"> var n1 = <text:s/>Number(window.prompt( Digite o valor do seu Salário… ))</text:span></text:p>
      <text:p text:style-name="P18"><text:span text:style-name="T2"><text:tab/><text:tab/>n1.toLocaleString(‘pt-BR’),{ style: ‘currency’, currency: ‘BRL’})</text:span></text:p>
      <text:p text:style-name="P16"><text:span text:style-name="T2"/></text:p>
      <text:p text:style-name="P2"><text:span text:style-name="T2">Operadores</text:span><text:span text:style-name="T4"> </text:span></text:p>
      <text:p text:style-name="P17"><text:span text:style-name="T5"/></text:p>
      <text:p text:style-name="P19"><text:span text:style-name="T4">Os principais tipos de operadores são :</text:span></text:p>
      <text:p text:style-name="P17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7"><text:span text:style-name="T4">Aritméticos</text:span></text:p>
          </table:table-cell>
          <table:table-cell table:style-name="Table1.A1" office:value-type="string">
            <text:p text:style-name="P7"><text:span text:style-name="T4">Atribuição</text:span></text:p>
          </table:table-cell>
          <table:table-cell table:style-name="Table1.A1" office:value-type="string">
            <text:p text:style-name="P7"><text:span text:style-name="T4">Relacionais</text:span></text:p>
          </table:table-cell>
          <table:table-cell table:style-name="Table1.A1" office:value-type="string">
            <text:p text:style-name="P7"><text:span text:style-name="T4">Lógicos</text:span></text:p>
          </table:table-cell>
          <table:table-cell table:style-name="Table1.E1" office:value-type="string">
            <text:p text:style-name="P7"><text:span text:style-name="T4">Ternário</text:span></text:p>
          </table:table-cell>
        </table:table-row>
      </table:table>
      <text:p text:style-name="P17"><text:span text:style-name="T4"/></text:p>
      <text:p text:style-name="P8"><text:span text:style-name="T4">A</text:span><text:span text:style-name="T3">ritméticos:</text:span>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22">+</text:p>
          </table:table-cell>
          <table:table-cell table:style-name="Table2.A1" office:value-type="string">
            <text:p text:style-name="P23">-</text:p>
          </table:table-cell>
          <table:table-cell table:style-name="Table2.A1" office:value-type="string">
            <text:p text:style-name="P23">*</text:p>
          </table:table-cell>
          <table:table-cell table:style-name="Table2.A1" office:value-type="string">
            <text:p text:style-name="P23">/</text:p>
          </table:table-cell>
          <table:table-cell table:style-name="Table2.A1" office:value-type="string">
            <text:p text:style-name="P23">%</text:p>
          </table:table-cell>
          <table:table-cell table:style-name="Table2.F1" office:value-type="string">
            <text:p text:style-name="P23">**</text:p>
          </table:table-cell>
        </table:table-row>
      </table:table>
      <text:p text:style-name="P6"><text:span text:style-name="T4">E</text:span><text:span text:style-name="T3">x:</text:span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24">5+2 = 7</text:p>
          </table:table-cell>
          <table:table-cell table:style-name="Table3.A1" office:value-type="string">
            <text:p text:style-name="P23"><text:s/><text:span text:style-name="T9">5-2 = 3</text:span></text:p>
          </table:table-cell>
          <table:table-cell table:style-name="Table3.A1" office:value-type="string">
            <text:p text:style-name="P24">5*2 = 10</text:p>
          </table:table-cell>
          <table:table-cell table:style-name="Table3.A1" office:value-type="string">
            <text:p text:style-name="P24">5/2 = 2,5</text:p>
          </table:table-cell>
          <table:table-cell table:style-name="Table3.A1" office:value-type="string">
            <text:p text:style-name="P24">5%2 = 1</text:p>
          </table:table-cell>
          <table:table-cell table:style-name="Table3.F1" office:value-type="string">
            <text:p text:style-name="P24">5**2 = 25</text:p>
          </table:table-cell>
        </table:table-row>
      </table:table>
      <text:p text:style-name="Text_20_body"/>
      <text:p text:style-name="P37"><draw:line text:anchor-type="paragraph" draw:z-index="0" draw:name="Shape1" draw:style-name="gr3" draw:text-style-name="P41" svg:x1="1.885cm" svg:y1="1.086cm" svg:x2="1.913cm" svg:y2="4.738cm"><text:p/></draw:line>Ordem de Precedência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5"><draw:frame text:anchor-type="paragraph" draw:z-index="2" draw:name="Shape3" draw:style-name="gr1" draw:text-style-name="P39" svg:width="6.668cm" svg:height="3.864cm" svg:x="5.853cm" svg:y="0.106cm"><draw:text-box><text:p/><text:p text:style-name="P38"><text:span text:style-name="T32">Obs… Aprendi a usar </text:span><text:span text:style-name="T33">Insert </text:span><text:span text:style-name="T33">Table(Ctrl+F12)</text:span><text:span text:style-name="T32"> agora to </text:span><text:span text:style-name="T32">bolado nas tabelas./ </text:span><text:span text:style-name="T33">Insert Line</text:span><text:span text:style-name="T32"> </text:span><text:span text:style-name="T32">e </text:span><text:span text:style-name="T33">Basic Shapes</text:span><text:span text:style-name="T32"> também, </text:span><text:span text:style-name="T32">LibreOffice é pica!</text:span></text:p></draw:text-box></draw:frame>( )</text:p>
          </table:table-cell>
        </table:table-row>
        <table:table-row>
          <table:table-cell table:style-name="Table4.A2" office:value-type="string">
            <text:p text:style-name="P36">**</text:p>
          </table:table-cell>
        </table:table-row>
        <table:table-row>
          <table:table-cell table:style-name="Table4.A2" office:value-type="string">
            <text:p text:style-name="P36">*, /, %</text:p>
          </table:table-cell>
        </table:table-row>
        <table:table-row>
          <table:table-cell table:style-name="Table4.A2" office:value-type="string">
            <text:p text:style-name="P35"><draw:custom-shape text:anchor-type="paragraph" draw:z-index="1" draw:name="Shape2" draw:style-name="gr2" draw:text-style-name="P40" svg:width="0.662cm" svg:height="0.742cm" draw:transform="rotate (-3.13496040243221) translate (-0.365125cm 0.8060972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+, -</text:p>
          </table:table-cell>
        </table:table-row>
      </table:table>
      <text:p text:style-name="P4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Atribuição</text:span></text:p>
      <text:p text:style-name="P9"><text:span text:style-name="T2">tipos de Atribuições:</text:span></text:p>
      <text:p text:style-name="P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Atribuições Simples:</text:p>
          </table:table-cell>
          <table:table-cell table:style-name="Table6.B1" office:value-type="string">
            <text:p text:style-name="P26">Auto-Atribuições:</text:p>
          </table:table-cell>
        </table:table-row>
        <table:table-row>
          <table:table-cell table:style-name="Table6.A2" office:value-type="string">
            <text:p text:style-name="P29"><text:span text:style-name="T14">v</text:span>ar a = 5 + 3 </text:p>
            <text:p text:style-name="P29">= 8</text:p>
          </table:table-cell>
          <table:table-cell table:style-name="Table6.B2" office:value-type="string">
            <text:p text:style-name="P30"><text:span text:style-name="T10">var</text:span> n = 3</text:p>
            <text:p text:style-name="P30">n = n + 4 /<text:span text:style-name="T15">ou </text:span><text:span text:style-name="T18">( n </text:span><text:span text:style-name="T11">+= </text:span><text:span text:style-name="T18">4 )</text:span></text:p>
            <text:p text:style-name="P33">= 7</text:p>
          </table:table-cell>
        </table:table-row>
        <table:table-row>
          <table:table-cell table:style-name="Table6.A2" office:value-type="string">
            <text:p text:style-name="P29"><text:span text:style-name="T14">v</text:span>ar b = a % 5 </text:p>
            <text:p text:style-name="P29">= 3</text:p>
          </table:table-cell>
          <table:table-cell table:style-name="Table6.B2" office:value-type="string">
            <text:p text:style-name="P31">n = n – 5 /<text:span text:style-name="T15">ou </text:span><text:span text:style-name="T18">( n -</text:span><text:span text:style-name="T11">= 5</text:span><text:span text:style-name="T18"> )</text:span></text:p>
            <text:p text:style-name="P33">= 2</text:p>
          </table:table-cell>
        </table:table-row>
        <table:table-row>
          <table:table-cell table:style-name="Table6.A2" office:value-type="string">
            <text:p text:style-name="P29"><text:span text:style-name="T14">v</text:span>ar c = 5 * b ** 2 </text:p>
            <text:p text:style-name="P29">= 45</text:p>
          </table:table-cell>
          <table:table-cell table:style-name="Table6.B2" office:value-type="string">
            <text:p text:style-name="P31">n = n * 4 /<text:span text:style-name="T15">ou </text:span><text:span text:style-name="T18">( n *</text:span><text:span text:style-name="T11">= </text:span><text:span text:style-name="T18">4 )</text:span></text:p>
            <text:p text:style-name="P33">= 8</text:p>
          </table:table-cell>
        </table:table-row>
        <table:table-row>
          <table:table-cell table:style-name="Table6.A2" office:value-type="string">
            <text:p text:style-name="P29"><text:span text:style-name="T14">v</text:span>ar d = 10 – a / 2 </text:p>
            <text:p text:style-name="P29">= 6</text:p>
          </table:table-cell>
          <table:table-cell table:style-name="Table6.B2" office:value-type="string">
            <text:p text:style-name="P31">n = n / 2 /<text:span text:style-name="T15">ou </text:span><text:span text:style-name="T18">( n /</text:span><text:span text:style-name="T11">= 2</text:span><text:span text:style-name="T18"> )</text:span></text:p>
            <text:p text:style-name="P33">= 4</text:p>
          </table:table-cell>
        </table:table-row>
        <table:table-row>
          <table:table-cell table:style-name="Table6.A2" office:value-type="string">
            <text:p text:style-name="P29"><text:span text:style-name="T14">v</text:span>ar e = 6 * 2 / d </text:p>
            <text:p text:style-name="P29">= 2</text:p>
          </table:table-cell>
          <table:table-cell table:style-name="Table6.B2" office:value-type="string">
            <text:p text:style-name="P31">n = n ** 2 /<text:span text:style-name="T15">ou </text:span><text:span text:style-name="T18">( n **</text:span><text:span text:style-name="T11">= </text:span><text:span text:style-name="T18">4 )</text:span></text:p>
            <text:p text:style-name="P33">= 16</text:p>
          </table:table-cell>
        </table:table-row>
        <table:table-row>
          <table:table-cell table:style-name="Table6.A2" office:value-type="string">
            <text:p text:style-name="P29"><text:span text:style-name="T14">v</text:span>ar f = b % e + 4 / e </text:p>
            <text:p text:style-name="P29"><text:span text:style-name="T14">= 3</text:span></text:p>
          </table:table-cell>
          <table:table-cell table:style-name="Table6.B2" office:value-type="string">
            <text:p text:style-name="P31">n = n % 5 /<text:span text:style-name="T15">ou </text:span><text:span text:style-name="T18">( n %</text:span><text:span text:style-name="T11">= </text:span><text:span text:style-name="T18">4 )</text:span></text:p>
            <text:p text:style-name="P27">Resultado final = 1</text:p>
          </table:table-cell>
        </table:table-row>
      </table:table>
      <text:p text:style-name="P10"><text:span text:style-name="T2"/></text:p>
      <text:p text:style-name="P11"><text:span text:style-name="T2">Sobre:</text:span><text:span text:style-name="T7"> Na </text:span><text:span text:style-name="T8">Atribuição Simples</text:span><text:span text:style-name="T7">, cada setor representa uma variável diferente, com valor diferente. Porém, nas </text:span><text:span text:style-name="T8">Auto-Atribuições</text:span><text:span text:style-name="T7">, a mesma variável recebe vários valores diferentes, substituindo seu valor anterior.</text:span></text:p>
      <text:p text:style-name="P11"><text:span text:style-name="T7">A parte grifada representa uma forma </text:span><text:span text:style-name="T2">simplificada</text:span><text:span text:style-name="T7"> de se fazer a operação, utilizando a própria variável como material.</text:span></text:p>
      <text:p text:style-name="P11"><text:span text:style-name="T7">Essa forma de simplificação é </text:span><text:span text:style-name="T8">padrão</text:span><text:span text:style-name="T7"> em várias linguagens, como C, C#, Python e etc.</text:span></text:p>
      <text:p text:style-name="P12"><text:span text:style-name="T7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8">Operadores de <text:span text:style-name="T28">Incremento</text:span> <text:span text:style-name="T30">e </text:span><text:span text:style-name="T29">Decremento</text:span><text:span text:style-name="T30"> </text:span>: Aumentar ou Diminuir 1</text:p>
          </table:table-cell>
        </table:table-row>
      </table:table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32">n = n + <text:span text:style-name="T22">1</text:span> /<text:span text:style-name="T15">ou </text:span><text:span text:style-name="T27">( n </text:span><text:span text:style-name="T12">+= </text:span><text:span text:style-name="T13">1</text:span><text:span text:style-name="T27"> ) </text:span></text:p>
            <text:p text:style-name="P34"><text:span text:style-name="T15">→</text:span><text:span text:style-name="T22"> <text:s/>( n++ <text:s/></text:span><text:span text:style-name="T30">ou ++n</text:span><text:span text:style-name="T22">)</text:span></text:p>
          </table:table-cell>
          <table:table-cell table:style-name="Table7.B1" office:value-type="string">
            <text:p text:style-name="P32">n = n – <text:span text:style-name="T22">1</text:span> /<text:span text:style-name="T15">ou </text:span><text:span text:style-name="T27">( n -</text:span><text:span text:style-name="T12">= </text:span><text:span text:style-name="T13">1</text:span><text:span text:style-name="T27"> ) </text:span></text:p>
            <text:p text:style-name="P34"><text:span text:style-name="T15">→</text:span><text:span text:style-name="T22"> <text:s/>( n-- ) </text:span><text:span text:style-name="T30">ou (--n)</text:span></text:p>
          </table:table-cell>
        </table:table-row>
      </table:table>
      <text:p text:style-name="P12"><text:span text:style-name="T7"/></text:p>
      <text:p text:style-name="P13"><text:span text:style-name="T2">Sobre:</text:span><text:span text:style-name="T7"> Operações de Aumentar e Diminuir 1 são usadas com tanta frequência na programação, que mesmo já existindo uma simplificação de Auto-Atribuições, criaram uma </text:span><text:span text:style-name="T8">atribuição direta e simplificada</text:span><text:span text:style-name="T7"> pra esse tipo de operação, estão grifadas no quadro: </text:span><text:span text:style-name="T8">“++”</text:span><text:span text:style-name="T7">, </text:span><text:span text:style-name="T8">“--”</text:span><text:span text:style-name="T7">,.</text:span></text:p>
      <text:p text:style-name="P14"><text:span text:style-name="T7"/></text:p>
      <text:p text:style-name="P15"><text:span text:style-name="T7">Aula 07 Encerrad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00:30:38.898704517</meta:creation-date>
    <dc:date>2020-12-15T02:54:27.462532034</dc:date>
    <meta:editing-duration>PT24M54S</meta:editing-duration>
    <meta:editing-cycles>6</meta:editing-cycles>
    <meta:generator>LibreOffice/6.4.6.2$Linux_X86_64 LibreOffice_project/40$Build-2</meta:generator>
    <meta:document-statistic meta:table-count="7" meta:image-count="0" meta:object-count="0" meta:page-count="2" meta:paragraph-count="79" meta:word-count="482" meta:character-count="2299" meta:non-whitespace-character-count="1868"/>
  </office:meta>
</office:document-meta>
</file>